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838cm"/>
    </style:style>
    <style:style style:name="ro1" style:family="table-row">
      <style:table-row-properties style:row-height="1.861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ext-properties style:font-name="Cantarell" fo:font-size="44pt" fo:font-weight="bold" style:font-size-asian="44pt" style:font-weight-asian="bold" style:font-size-complex="44pt" style:font-weight-complex="bold"/>
    </style:style>
    <style:style style:name="ce2" style:family="table-cell" style:parent-style-name="Default">
      <style:text-properties style:font-name="Cantarell" fo:font-size="18pt" style:font-size-asian="18pt" style:font-size-complex="18pt"/>
    </style:style>
    <style:style style:name="ce3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2.35pt double #000000" style:border-line-width-top="0.026cm 0.004cm 0.053cm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2.35pt double #000000" style:border-line-width="0.026cm 0.004cm 0.053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2.35pt double #000000" style:border-line-width-right="0.026cm 0.004cm 0.053cm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2.35pt double #000000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2.35pt double #000000" style:border-line-width-right="0.026cm 0.004cm 0.053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2pt" style:language-asian="zh" style:country-asian="CN" style:font-style-asian="normal" style:font-weight-asian="normal" style:font-name-complex="Liberation Mon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monospace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2.35pt double #000000" style:border-line-width-right="0.026cm 0.004cm 0.053cm" fo:border-top="2.35pt double #000000" style:border-line-width-top="0.026cm 0.004cm 0.053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4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Résultats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Comparaison des annotations obtenues avec CasEN vs SpaCy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/>
          <table:table-cell table:style-name="ce7" office:value-type="string" calcext:value-type="string" table:number-columns-spanned="4" table:number-rows-spanned="1">
            <text:p>CasEN</text:p>
          </table:table-cell>
          <table:covered-table-cell table:number-columns-repeated="2" table:style-name="ce12"/>
          <table:covered-table-cell table:style-name="ce18"/>
          <table:table-cell table:style-name="ce23" office:value-type="string" calcext:value-type="string" table:number-columns-spanned="4" table:number-rows-spanned="1">
            <text:p>SpaCy</text:p>
          </table:table-cell>
          <table:covered-table-cell table:number-columns-repeated="2" table:style-name="ce36"/>
          <table:covered-table-cell table:style-name="ce41"/>
          <table:table-cell table:number-columns-repeated="1015"/>
        </table:table-row>
        <table:table-row table:style-name="ro4">
          <table:table-cell table:style-name="ce4" office:value-type="string" calcext:value-type="string">
            <text:p>Exactitude</text:p>
          </table:table-cell>
          <table:table-cell table:style-name="ce8" office:value-type="string" calcext:value-type="string" table:number-columns-spanned="2" table:number-rows-spanned="1">
            <text:p>Totale</text:p>
          </table:table-cell>
          <table:covered-table-cell table:style-name="ce35"/>
          <table:table-cell table:style-name="ce39" office:value-type="string" calcext:value-type="string" table:number-columns-spanned="2" table:number-rows-spanned="1">
            <text:p>Partielle</text:p>
          </table:table-cell>
          <table:covered-table-cell table:style-name="ce39"/>
          <table:table-cell table:style-name="ce35" office:value-type="string" calcext:value-type="string" table:number-columns-spanned="2" table:number-rows-spanned="1">
            <text:p>Totale</text:p>
          </table:table-cell>
          <table:covered-table-cell table:style-name="ce35"/>
          <table:table-cell table:style-name="ce39" office:value-type="string" calcext:value-type="string" table:number-columns-spanned="2" table:number-rows-spanned="1">
            <text:p>Partielle</text:p>
          </table:table-cell>
          <table:covered-table-cell table:style-name="ce39"/>
          <table:table-cell table:number-columns-repeated="1015"/>
        </table:table-row>
        <table:table-row table:style-name="ro5">
          <table:table-cell table:style-name="ce4" office:value-type="string" calcext:value-type="string">
            <text:p>Corpus</text:p>
          </table:table-cell>
          <table:table-cell table:style-name="ce9" office:value-type="string" calcext:value-type="string">
            <text:p>entier</text:p>
          </table:table-cell>
          <table:table-cell table:style-name="ce36" office:value-type="string" calcext:value-type="string">
            <text:p>texte par texte</text:p>
          </table:table-cell>
          <table:table-cell table:style-name="ce36" office:value-type="string" calcext:value-type="string">
            <text:p>entier</text:p>
          </table:table-cell>
          <table:table-cell table:style-name="ce41" office:value-type="string" calcext:value-type="string">
            <text:p>texte par texte</text:p>
          </table:table-cell>
          <table:table-cell table:style-name="ce36" office:value-type="string" calcext:value-type="string">
            <text:p>entier</text:p>
          </table:table-cell>
          <table:table-cell table:style-name="ce36" office:value-type="string" calcext:value-type="string">
            <text:p>texte par texte</text:p>
          </table:table-cell>
          <table:table-cell table:style-name="ce36" office:value-type="string" calcext:value-type="string">
            <text:p>entier</text:p>
          </table:table-cell>
          <table:table-cell table:style-name="ce41" office:value-type="string" calcext:value-type="string">
            <text:p>texte par texte</text:p>
          </table:table-cell>
          <table:table-cell table:number-columns-repeated="1015"/>
        </table:table-row>
        <table:table-row table:style-name="ro6">
          <table:table-cell table:style-name="ce5"/>
          <table:table-cell table:style-name="ce10" office:value-type="string" calcext:value-type="string">
            <text:p>Précision : 0,79</text:p>
            <text:p>Rappel : 0,43</text:p>
            <text:p>F1-mesure : 0,57</text:p>
          </table:table-cell>
          <table:table-cell table:style-name="ce15" office:value-type="string" calcext:value-type="string">
            <text:p><text:span text:style-name="T1">APIL</text:span> : </text:p>
            <text:p>Précision : 0.84</text:p>
            <text:p>Rappel : 0.38</text:p>
            <text:p>F1-mesure : 0.52</text:p>
          </table:table-cell>
          <table:table-cell table:style-name="ce15" office:value-type="string" calcext:value-type="string">
            <text:p>Précision : 0.83</text:p>
            <text:p>Rappel : 0.47</text:p>
            <text:p>F1-mesure : 0.59</text:p>
          </table:table-cell>
          <table:table-cell table:style-name="ce20" office:value-type="string" calcext:value-type="string">
            <text:p><text:span text:style-name="T1">APIL</text:span> :</text:p>
            <text:p>Précision : 0.85</text:p>
            <text:p>Rappel : 0.39</text:p>
            <text:p>F1-mesure : 0.53</text:p>
          </table:table-cell>
          <table:table-cell table:style-name="ce15" office:value-type="string" calcext:value-type="string">
            <text:p>Précision : 0,67</text:p>
            <text:p>Rappel : 0,62</text:p>
            <text:p>F1-mesure : 0,64</text:p>
          </table:table-cell>
          <table:table-cell table:style-name="ce15" office:value-type="string" calcext:value-type="string">
            <text:p><text:span text:style-name="T1">APIL </text:span>:</text:p>
            <text:p>Précision : 0.43</text:p>
            <text:p>Rappel : 0.46</text:p>
            <text:p>F1-mesure : 0.44</text:p>
          </table:table-cell>
          <table:table-cell table:style-name="ce15" office:value-type="string" calcext:value-type="string">
            <text:p>Précision : 0,79</text:p>
            <text:p>Rappel : 0,73</text:p>
            <text:p>F1-mesure : 0,76</text:p>
          </table:table-cell>
          <table:table-cell table:style-name="ce21" office:value-type="string" calcext:value-type="string">
            <text:p><text:span text:style-name="T1">APIL :</text:span></text:p>
            <text:p>Précision : 0.59</text:p>
            <text:p>Rappel : 0.63</text:p>
            <text:p>F1-mesure : 0.61</text:p>
          </table:table-cell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Wikinews</text:span> :</text:p>
            <text:p>Précision : 0.79</text:p>
            <text:p>Rappel : 0.47</text:p>
            <text:p>F1-mesure 0.59</text:p>
          </table:table-cell>
          <table:table-cell table:style-name="ce15"/>
          <table:table-cell table:style-name="ce20" office:value-type="string" calcext:value-type="string">
            <text:p><text:span text:style-name="T1">Wikinews </text:span>:</text:p>
            <text:p>Précision : 0.86</text:p>
            <text:p>Rappel : 0,51 </text:p>
            <text:p>F1-mesure : 0.64</text:p>
          </table:table-cell>
          <table:table-cell table:style-name="ce15"/>
          <table:table-cell table:style-name="ce15" office:value-type="string" calcext:value-type="string">
            <text:p><text:span text:style-name="T1">Wikinews </text:span>:</text:p>
            <text:p>Précision : 0.67</text:p>
            <text:p>Rappel : 0.58</text:p>
            <text:p>F1-mesure : 0.62</text:p>
          </table:table-cell>
          <table:table-cell table:style-name="ce15"/>
          <table:table-cell table:style-name="ce21" office:value-type="string" calcext:value-type="string">
            <text:p><text:span text:style-name="T1">Wikinews </text:span>:</text:p>
            <text:p>Précision : 0.83</text:p>
            <text:p>Rappel : 0.73</text:p>
            <text:p>F1-mesure : 0.78</text:p>
          </table:table-cell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Sequoia </text:span>:</text:p>
            <text:p>Précision : 0.89</text:p>
            <text:p>Rappel : 0.51</text:p>
            <text:p>F1-mesure : 0.65</text:p>
          </table:table-cell>
          <table:table-cell table:style-name="ce15"/>
          <table:table-cell table:style-name="ce20" office:value-type="string" calcext:value-type="string">
            <text:p><text:span text:style-name="T1">Sequoia</text:span> : </text:p>
            <text:p>Précision : 0.91</text:p>
            <text:p>Rappel : 0.52</text:p>
            <text:p>F1-mesure : 0.67</text:p>
          </table:table-cell>
          <table:table-cell table:style-name="ce15"/>
          <table:table-cell table:style-name="ce15" office:value-type="string" calcext:value-type="string">
            <text:p><text:span text:style-name="T1">Sequoia :</text:span></text:p>
            <text:p>Précision : 0.76</text:p>
            <text:p>Rappel : 0.65</text:p>
            <text:p>F1-mesure : 0.70</text:p>
          </table:table-cell>
          <table:table-cell table:style-name="ce15"/>
          <table:table-cell table:style-name="ce21" office:value-type="string" calcext:value-type="string">
            <text:p><text:span text:style-name="T1">Sequoia </text:span>:</text:p>
            <text:p>Précision : 0.86</text:p>
            <text:p>Rappel : 0.73</text:p>
            <text:p>F1-mesure : 0.79</text:p>
          </table:table-cell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Aijwikiner</text:span> :</text:p>
            <text:p>Précision : 0.79</text:p>
            <text:p>Rappel : 0.47</text:p>
            <text:p>F1-mesure : 0.59</text:p>
          </table:table-cell>
          <table:table-cell table:style-name="ce15"/>
          <table:table-cell table:style-name="ce21" office:value-type="string" calcext:value-type="string">
            <text:p><text:span text:style-name="T1">Aijwikiner </text:span>: </text:p>
            <text:p>Précision : 0.87</text:p>
            <text:p>Rappel : 0.52</text:p>
            <text:p>F1-mesure : 0.65</text:p>
          </table:table-cell>
          <table:table-cell table:style-name="ce15"/>
          <table:table-cell table:style-name="ce15" office:value-type="string" calcext:value-type="string">
            <text:p><text:span text:style-name="T1">Aijwikiner : </text:span></text:p>
            <text:p>Précision : 0.80</text:p>
            <text:p>Rappel : 0.76</text:p>
            <text:p>F1-mesure : 0.78</text:p>
          </table:table-cell>
          <table:table-cell table:style-name="ce15"/>
          <table:table-cell table:style-name="ce21" office:value-type="string" calcext:value-type="string">
            <text:p><text:span text:style-name="T1">Aijwikiner :</text:span></text:p>
            <text:p>Précision : 0.86</text:p>
            <text:p>Rappel : 0.84</text:p>
            <text:p>F1-mesure : 0.86</text:p>
          </table:table-cell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GSD </text:span>:</text:p>
            <text:p>Précision : 0.72</text:p>
            <text:p>Rappel : 0.40</text:p>
            <text:p>F1-mesure : 0.52</text:p>
          </table:table-cell>
          <table:table-cell table:style-name="ce15"/>
          <table:table-cell table:style-name="ce21" office:value-type="string" calcext:value-type="string">
            <text:p><text:span text:style-name="T1">GSD </text:span>:</text:p>
            <text:p>Précision : 0.76</text:p>
            <text:p>Rappel : 0.43</text:p>
            <text:p>F1-mesure : 0.55</text:p>
          </table:table-cell>
          <table:table-cell table:style-name="ce15"/>
          <table:table-cell table:style-name="ce15" office:value-type="string" calcext:value-type="string">
            <text:p><text:span text:style-name="T1">GSD </text:span>: </text:p>
            <text:p>Précision : 0.70</text:p>
            <text:p>Rappel : 0.63</text:p>
            <text:p>F1-mesure : 0.67</text:p>
          </table:table-cell>
          <table:table-cell table:style-name="ce15"/>
          <table:table-cell table:style-name="ce21" office:value-type="string" calcext:value-type="string">
            <text:p><text:span text:style-name="T1">GSD </text:span>: </text:p>
            <text:p>Précision : 0.77</text:p>
            <text:p>Rappel : 0.69</text:p>
            <text:p>F1-mesure : 0.73</text:p>
          </table:table-cell>
          <table:table-cell table:style-name="ce24" table:number-columns-repeated="1015"/>
        </table:table-row>
        <table:table-row table:style-name="ro7">
          <table:table-cell table:style-name="ce5"/>
          <table:table-cell table:style-name="ce10"/>
          <table:table-cell table:style-name="ce15" office:value-type="string" calcext:value-type="string">
            <text:p><text:span text:style-name="T1">Spoken</text:span> :</text:p>
            <text:p>Précision : 0.56</text:p>
            <text:p>Rappel : 0.44</text:p>
            <text:p>F1-mesure : 0.49</text:p>
          </table:table-cell>
          <table:table-cell table:style-name="ce15"/>
          <table:table-cell table:style-name="ce21" office:value-type="string" calcext:value-type="string">
            <text:p><text:span text:style-name="T1">Spoken </text:span>:</text:p>
            <text:p>Précision : 0.59</text:p>
            <text:p>Rappel : 0.46</text:p>
            <text:p>F1-mesure : 0.52</text:p>
          </table:table-cell>
          <table:table-cell table:style-name="ce15"/>
          <table:table-cell table:style-name="ce15" office:value-type="string" calcext:value-type="string">
            <text:p><text:span text:style-name="T1">Spoken </text:span>:</text:p>
            <text:p>Précision : 0.76</text:p>
            <text:p>Rappel : 0.58</text:p>
            <text:p>F1-mesure : 0.66</text:p>
          </table:table-cell>
          <table:table-cell table:style-name="ce15"/>
          <table:table-cell table:style-name="ce21" office:value-type="string" calcext:value-type="string">
            <text:p><text:span text:style-name="T1">Spoken </text:span>: </text:p>
            <text:p>Précision : 0.88</text:p>
            <text:p>Rappel : 0.67</text:p>
            <text:p>F1-mesure : 0.76</text:p>
            <text:p/>
          </table:table-cell>
          <table:table-cell table:style-name="ce24" table:number-columns-repeated="1015"/>
        </table:table-row>
        <table:table-row table:style-name="ro6">
          <table:table-cell table:style-name="ce6"/>
          <table:table-cell table:style-name="ce11"/>
          <table:table-cell table:style-name="ce16" office:value-type="string" calcext:value-type="string">
            <text:p><text:span text:style-name="T1">pg6470</text:span> : </text:p>
            <text:p>Précision : 0.72</text:p>
            <text:p>Rappel : 0.44</text:p>
            <text:p>F1-mesure : 0.55</text:p>
          </table:table-cell>
          <table:table-cell table:style-name="ce16"/>
          <table:table-cell table:style-name="ce22" office:value-type="string" calcext:value-type="string">
            <text:p><text:span text:style-name="T1">pg6470 </text:span>:</text:p>
            <text:p>Précision : 0.72</text:p>
            <text:p>Rappel : 0.44</text:p>
            <text:p>F1-mesure : 0.55</text:p>
          </table:table-cell>
          <table:table-cell table:style-name="ce16"/>
          <table:table-cell table:style-name="ce16" office:value-type="string" calcext:value-type="string">
            <text:p><text:span text:style-name="T1">Pg6470 </text:span>:</text:p>
            <text:p>Précision : 0.75</text:p>
            <text:p>Rappel : 0.75</text:p>
            <text:p>F1-mesure : 0.75</text:p>
          </table:table-cell>
          <table:table-cell table:style-name="ce16"/>
          <table:table-cell table:style-name="ce22" office:value-type="string" calcext:value-type="string">
            <text:p><text:span text:style-name="T1">Pg6470 : </text:span></text:p>
            <text:p>Précision : 0.81</text:p>
            <text:p>Rappel : 0.81</text:p>
            <text:p>F1-mesure : 0.81</text:p>
          </table:table-cell>
          <table:table-cell table:style-name="ce24" table:number-columns-repeated="1015"/>
        </table:table-row>
        <table:table-row table:style-name="ro5" table:number-rows-repeated="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5" table:number-rows-repeated="60">
          <table:table-cell table:number-columns-repeated="1024"/>
        </table:table-row>
        <table:table-row table:style-name="ro5" table:number-rows-repeated="19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7:00:06.079688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0:09:54.479417368</meta:creation-date>
    <dc:date>2021-05-16T17:27:40.695505718</dc:date>
    <meta:editing-duration>PT1H15M14S</meta:editing-duration>
    <meta:editing-cycles>20</meta:editing-cycles>
    <meta:generator>LibreOffice/7.0.4.2$Linux_X86_64 LibreOffice_project/00$Build-2</meta:generator>
    <meta:document-statistic meta:table-count="1" meta:cell-count="50" meta:object-count="0"/>
  </office:meta>
</office:document-meta>
</file>